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8pt" fo:font-weight="normal" style:font-size-asian="18pt" style:font-weight-asian="normal" style:font-size-complex="18pt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ize="16pt" fo:font-weight="normal" style:font-size-asian="16pt" style:font-weight-asian="normal" style:font-size-complex="16pt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P4" style:family="paragraph" style:parent-style-name="Standard" style:list-style-name="L1">
      <style:paragraph-properties fo:text-align="start" style:justify-single-word="false"/>
      <style:text-properties fo:font-size="16pt" fo:font-weight="normal" style:font-size-asian="16pt" style:font-weight-asian="normal" style:font-size-complex="16pt" style:font-weight-complex="normal"/>
    </style:style>
    <style:style style:name="P5" style:family="paragraph" style:parent-style-name="Standard" style:list-style-name="L2">
      <style:paragraph-properties fo:text-align="start" style:justify-single-word="false"/>
      <style:text-properties fo:font-size="16pt" fo:font-weight="normal" style:font-size-asian="16pt" style:font-weight-asian="normal" style:font-size-complex="16pt" style:font-weight-complex="normal"/>
    </style:style>
    <style:style style:name="P6" style:family="paragraph" style:parent-style-name="Standard" style:list-style-name="L2">
      <style:paragraph-properties fo:margin-top="0cm" fo:margin-bottom="0cm" fo:text-align="start" style:justify-single-word="false"/>
      <style:text-properties fo:font-size="16pt" fo:font-weight="normal" style:font-size-asian="16pt" style:font-weight-asian="normal" style:font-size-complex="16pt" style:font-weight-complex="normal"/>
    </style:style>
    <text:list-style style:name="L1">
      <text:list-level-style-bullet text:level="1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PHP Strings Functions</text:p>
      <text:p text:style-name="P1"/>
      <text:list xml:id="list5160468028631408537" text:style-name="L1">
        <text:list-item>
          <text:p text:style-name="P4">strlen("string");</text:p>
        </text:list-item>
        <text:list-item>
          <text:p text:style-name="P4">str_word_count("string");</text:p>
        </text:list-item>
        <text:list-item>
          <text:p text:style-name="P4">strrev("string");</text:p>
        </text:list-item>
        <text:list-item>
          <text:p text:style-name="P4">strpos("string", "find");</text:p>
        </text:list-item>
        <text:list-item>
          <text:p text:style-name="P4">str_replace("find", "replace");</text:p>
        </text:list-item>
        <text:list-item>
          <text:p text:style-name="P4">strtoupper("string");</text:p>
        </text:list-item>
        <text:list-item>
          <text:p text:style-name="P4">strtolower("string");</text:p>
        </text:list-item>
        <text:list-item>
          <text:p text:style-name="P4">str_repeat("string", 5);</text:p>
        </text:list-item>
        <text:list-item>
          <text:p text:style-name="P4">strstr();</text:p>
        </text:list-item>
        <text:list-item>
          <text:p text:style-name="P4">substr();</text:p>
        </text:list-item>
        <text:list-item>
          <text:p text:style-name="P4">ucwords(''string'');</text:p>
        </text:list-item>
        <text:list-item>
          <text:p text:style-name="P4">ucfirst(''string'');</text:p>
        </text:list-item>
        <text:list-item>
          <text:p text:style-name="P4">lcfirst(''string'');</text:p>
        </text:list-item>
        <text:list-item>
          <text:p text:style-name="P4">wordwrap();</text:p>
        </text:list-item>
        <text:list-item>
          <text:p text:style-name="P4">trim(''string'', ''remove character'');</text:p>
        </text:list-item>
        <text:list-item>
          <text:p text:style-name="P4">strip_tags();</text:p>
        </text:list-item>
      </text:list>
      <text:p text:style-name="P2"/>
      <text:p text:style-name="P2"/>
      <text:list xml:id="list7213712332992151618" text:style-name="L2">
        <text:list-item>
          <text:p text:style-name="P5">strlen() :-</text:p>
          <text:p text:style-name="P5">Example: strlen(''Hello Word!'');</text:p>
          <text:p text:style-name="P5">- string length count</text:p>
          <text:p text:style-name="P5"/>
        </text:list-item>
        <text:list-item>
          <text:p text:style-name="P5">str_word_count() :- </text:p>
          <text:p text:style-name="P5">Example: str_word_count(''Hello Word!'');</text:p>
          <text:p text:style-name="P5"><text:s/>strign word count </text:p>
          <text:p text:style-name="P5"/>
        </text:list-item>
        <text:list-item>
          <text:p text:style-name="P5"><text:s/>strrev() :-</text:p>
          <text:p text:style-name="P5">Example: strrev('''Hello Word!'');</text:p>
          <text:p text:style-name="P5"><text:s/>– <text:s/>Reverse a String</text:p>
          <text:p text:style-name="P5"/>
        </text:list-item>
        <text:list-item>
          <text:p text:style-name="P5"><text:s/>strpos() :-</text:p>
          <text:p text:style-name="P5">Example: <text:s/>strpos("Hello world!", "world");</text:p>
          <text:p text:style-name="P5"><text:s/>- strpos position find show number 6 word find w</text:p>
          <text:p text:style-name="P5"><text:s/></text:p>
        </text:list-item>
        <text:list-item>
          <text:p text:style-name="P5"><text:s/>str_replace() :-</text:p>
          <text:p text:style-name="P5"><text:soft-page-break/><text:s/>Example: str_replace("world (find)","Dolly (replace)", "Hello world! (string)");</text:p>
          <text:p text:style-name="P5">- function replaces some characters with some other characters in a string.</text:p>
          <text:p text:style-name="P5"/>
        </text:list-item>
        <text:list-item>
          <text:p text:style-name="P5"><text:s/>strtoupper() :- </text:p>
          <text:p text:style-name="P5">Exmaple: strtoupper(''Hello Wold'');</text:p>
          <text:p text:style-name="P5">- function use for text upper case text</text:p>
          <text:p text:style-name="P5"/>
        </text:list-item>
        <text:list-item>
          <text:p text:style-name="P5"><text:s/>strtolower() :-</text:p>
          <text:p text:style-name="P5">Exmaple: strtolower('''Hello wold'');</text:p>
          <text:p text:style-name="P5">- function use for text lower case text</text:p>
          <text:p text:style-name="P5"/>
        </text:list-item>
        <text:list-item>
          <text:p text:style-name="P5"><text:s/>str_repeat() :- </text:p>
          <text:p text:style-name="P5">Example: str_repeat("Wow (string)",13 (how many times to dublicate));</text:p>
          <text:p text:style-name="P5">- function repeats a string a specified number of times</text:p>
          <text:p text:style-name="P5"/>
        </text:list-item>
        <text:list-item>
          <text:p text:style-name="P5"><text:s/>ucwords() :-</text:p>
          <text:p text:style-name="P5">Example: ucwords(''hello word'');</text:p>
          <text:p text:style-name="P5">- this function use for title case text</text:p>
          <text:p text:style-name="P5"/>
        </text:list-item>
        <text:list-item>
          <text:p text:style-name="P5"><text:s/>ucfirst() :-</text:p>
          <text:p text:style-name="P5">Example: ucfirst(''hello word'');</text:p>
          <text:p text:style-name="P5">- this function use for only first character title case</text:p>
          <text:p text:style-name="P5"/>
        </text:list-item>
        <text:list-item>
          <text:p text:style-name="P6">lcfirst() :-</text:p>
          <text:p text:style-name="P5">Example: lcfirst(''HELLO WORD');</text:p>
          <text:p text:style-name="P5">- this function use for only frist character lower case</text:p>
          <text:p text:style-name="P5"/>
        </text:list-item>
        <text:list-item>
          <text:p text:style-name="P5">trim() :-</text:p>
          <text:p text:style-name="P5">Example: trim(''Hello Word! (string) '', ''Hed (remove character) '');</text:p>
          <text:p text:style-name="P5">- <text:s/>Remove characters from both sides of a string ("He" in "Hello" and "d!" in "World"):</text:p>
          <text:p text:style-name="P5"/>
        </text:list-item>
        <text:list-item>
          <text:p text:style-name="P5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Arial1" style:font-size-complex="1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2-10-27T16:50:30.29</meta:creation-date>
    <dc:date>2022-10-28T18:57:54.28</dc:date>
    <meta:editing-duration>PT2H8M47S</meta:editing-duration>
    <meta:editing-cycles>3</meta:editing-cycles>
    <meta:generator>OpenOffice/4.1.13$Win32 OpenOffice.org_project/4113m1$Build-9810</meta:generator>
    <meta:document-statistic meta:table-count="0" meta:image-count="0" meta:object-count="0" meta:page-count="2" meta:paragraph-count="54" meta:word-count="256" meta:character-count="1660"/>
  </office:meta>
</office:document-meta>
</file>